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9in"/>
    </style:style>
    <style:style style:name="co2" style:family="table-column">
      <style:table-column-properties fo:break-before="auto" style:column-width="1.0634in"/>
    </style:style>
    <style:style style:name="co3" style:family="table-column">
      <style:table-column-properties fo:break-before="auto" style:column-width="1.3516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1827in"/>
    </style:style>
    <style:style style:name="co6" style:family="table-column">
      <style:table-column-properties fo:break-before="auto" style:column-width="1.152in"/>
    </style:style>
    <style:style style:name="co7" style:family="table-column">
      <style:table-column-properties fo:break-before="auto" style:column-width="0.9193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4091in"/>
    </style:style>
    <style:style style:name="co12" style:family="table-column">
      <style:table-column-properties fo:break-before="auto" style:column-width="1.0925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1.4307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1.3736in"/>
    </style:style>
    <style:style style:name="co18" style:family="table-column">
      <style:table-column-properties fo:break-before="auto" style:column-width="1.3299in"/>
    </style:style>
    <style:style style:name="co19" style:family="table-column">
      <style:table-column-properties fo:break-before="auto" style:column-width="1.8165in"/>
    </style:style>
    <style:style style:name="co20" style:family="table-column">
      <style:table-column-properties fo:break-before="auto" style:column-width="2.1717in"/>
    </style:style>
    <style:style style:name="co21" style:family="table-column">
      <style:table-column-properties fo:break-before="auto" style:column-width="1.551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Normalize_20_to_20_1NF">
      <style:table-properties table:display="true" style:writing-mode="lr-tb"/>
    </style:style>
    <style:style style:name="ta3" style:family="table" style:master-page-name="PageStyle_5f_Solution">
      <style:table-properties table:display="true" style:writing-mode="lr-tb"/>
    </style:style>
    <number:date-style style:name="N8039" number:language="en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 style:data-style-name="N11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 style:data-style-name="N116"/>
    <style:style style:name="ce4" style:family="table-cell" style:parent-style-name="Excel_20_Built-in_20_Normal" style:data-style-name="N8039"/>
    <style:style style:name="ce5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Excel_20_Built-in_20_Normal">
      <style:text-properties fo:font-weight="bold" style:font-weight-asian="bold" style:font-weight-complex="bold"/>
    </style:style>
    <style:style style:name="ce7" style:family="table-cell" style:parent-style-name="Excel_20_Built-in_20_Normal">
      <style:text-properties style:font-name="Calibri" style:font-name-complex="Calibri"/>
    </style:style>
    <style:style style:name="ce8" style:family="table-cell" style:parent-style-name="Excel_20_Built-in_20_Normal">
      <style:table-cell-properties fo:background-color="#d0cec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 style:data-style-name="N116">
      <style:table-cell-properties fo:background-color="#d0cec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aw 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3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1" table:default-cell-style-name="Excel_20_Built-in_20_Normal"/>
        <table:table-row table:style-name="ro1">
          <table:table-cell table:style-name="ce1" office:value-type="string">
            <text:p>OrderID</text:p>
          </table:table-cell>
          <table:table-cell table:style-name="ce2" office:value-type="string">
            <text:p>OrderDate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Date of Birth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Product 1</text:p>
          </table:table-cell>
          <table:table-cell table:style-name="ce1" office:value-type="string">
            <text:p>Product 2</text:p>
          </table:table-cell>
          <table:table-cell table:style-name="ce1" office:value-type="string">
            <text:p>Product 3</text:p>
          </table:table-cell>
          <table:table-cell/>
          <table:table-cell table:style-name="ce1" table:number-columns-repeated="3"/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office:value-type="string">
            <text:p>CB-2903 (1 x 12.99)</text:p>
          </table:table-cell>
          <table:table-cell office:value-type="string">
            <text:p>BA-8327 (2 x 1.50)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string">
            <text:p>BA-8327 (1 x 1.50)</text:p>
          </table:table-cell>
          <table:table-cell office:value-type="string">
            <text:p>BE-2349 (1 <text:s/>x 5.99)</text:p>
          </table:table-cell>
          <table:table-cell office:value-type="string">
            <text:p>BE-2908 (1 x 10.00)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72">
            <text:p>03-Jan-16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4" office:value-type="date" office:date-value="1994-03-30">
            <text:p>Mar 30, 94</text:p>
          </table:table-cell>
          <table:table-cell office:value-type="float" office:value="22">
            <text:p>22</text:p>
          </table:table-cell>
          <table:table-cell office:value-type="string">
            <text:p>BE-2349 (1 <text:s/>x 5.99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croll across to view the full data set if necessary.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malize to 1NF" table:style-name="ta2" table:print="false">
        <office:forms form:automatic-focus="false" form:apply-design-mode="false"/>
        <table:table-column table:style-name="co11" table:default-cell-style-name="Excel_20_Built-in_20_Normal"/>
        <table:table-column table:style-name="co12" table:number-columns-repeated="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3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style-name="Default" office:value-type="string">
            <text:p>Remove any groups that can be calculated from other groups</text:p>
          </table:table-cell>
          <table:table-cell table:number-columns-repeated="1023"/>
        </table:table-row>
        <table:table-row table:style-name="ro1">
          <table:table-cell office:value-type="string">
            <text:p>Remove any repeating groups from the main table</text:p>
          </table:table-cell>
          <table:table-cell table:number-columns-repeated="1023"/>
        </table:table-row>
        <table:table-row table:style-name="ro1">
          <table:table-cell office:value-type="string">
            <text:p>Give Primary Key to main table and insert that Primary Key in the repeating groups table. Give Composite Key to repeating tabl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urce: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OrderID</text:p>
          </table:table-cell>
          <table:table-cell table:style-name="ce2" office:value-type="string">
            <text:p>OrderDate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Date of Birth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Product 1</text:p>
          </table:table-cell>
          <table:table-cell table:style-name="ce1" office:value-type="string">
            <text:p>Product 2</text:p>
          </table:table-cell>
          <table:table-cell table:style-name="ce1" office:value-type="string">
            <text:p>Product 3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office:value-type="string">
            <text:p>CB-2903 (1 x 12.99)</text:p>
          </table:table-cell>
          <table:table-cell office:value-type="string">
            <text:p>BA-8327 (2 x 1.50)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string">
            <text:p>BA-8327 (1 x 1.50)</text:p>
          </table:table-cell>
          <table:table-cell office:value-type="string">
            <text:p>BE-2349 (1 <text:s/>x 5.99)</text:p>
          </table:table-cell>
          <table:table-cell office:value-type="string">
            <text:p>BE-2908 (1 x 10.00)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2372">
            <text:p>03-Jan-16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4" office:value-type="date" office:date-value="1994-03-30">
            <text:p>Mar 30, 94</text:p>
          </table:table-cell>
          <table:table-cell office:value-type="float" office:value="22">
            <text:p>22</text:p>
          </table:table-cell>
          <table:table-cell office:value-type="string">
            <text:p>BE-2349 (1 <text:s/>x 5.99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ders:</text:p>
          </table:table-cell>
          <table:table-cell table:number-columns-repeated="2"/>
          <table:table-cell table:style-name="ce5" office:value-type="string">
            <text:p>OrderID</text:p>
          </table:table-cell>
          <table:table-cell table:style-name="ce6" office:value-type="string">
            <text:p>OrderDate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Address</text:p>
          </table:table-cell>
          <table:table-cell table:style-name="ce6" office:value-type="string">
            <text:p>DateOfBirth</text:p>
          </table:table-cell>
          <table:table-cell table:number-columns-repeated="1016"/>
        </table:table-row>
        <table:table-row table:style-name="ro1">
          <table:table-cell office:value-type="string">
            <text:p>Order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OrderDat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table:number-columns-repeated="1016"/>
        </table:table-row>
        <table:table-row table:style-name="ro1">
          <table:table-cell office:value-type="string">
            <text:p>Customer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office:value-type="float" office:value="42372">
            <text:p>03-Jan-16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4" office:value-type="date" office:date-value="1994-03-30">
            <text:p>Mar 30, 94</text:p>
          </table:table-cell>
          <table:table-cell table:number-columns-repeated="1016"/>
        </table:table-row>
        <table:table-row table:style-name="ro1">
          <table:table-cell office:value-type="string">
            <text:p>Address</text:p>
          </table:table-cell>
          <table:table-cell table:number-columns-repeated="1023"/>
        </table:table-row>
        <table:table-row table:style-name="ro1">
          <table:table-cell office:value-type="string">
            <text:p>DateOfBirth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Repeating groups</text:p>
          </table:table-cell>
          <table:table-cell table:number-columns-repeated="2"/>
          <table:table-cell table:style-name="ce5" office:value-type="string">
            <text:p>OrderID</text:p>
          </table:table-cell>
          <table:table-cell table:style-name="ce5" office:value-type="string">
            <text:p>ProductID</text:p>
          </table:table-cell>
          <table:table-cell table:style-name="ce6" office:value-type="string">
            <text:p>ProductPriceAtDate</text:p>
          </table:table-cell>
          <table:table-cell table:style-name="ce6" office:value-type="string">
            <text:p>ProductAmount</text:p>
          </table:table-cell>
          <table:table-cell table:number-columns-repeated="1017"/>
        </table:table-row>
        <table:table-row table:style-name="ro1">
          <table:table-cell office:value-type="string">
            <text:p>Order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B-2903 </text:p>
          </table:table-cell>
          <table:table-cell office:value-type="float" office:value="12.99">
            <text:p>12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ProductID</text:p>
          </table:table-cell>
          <table:table-cell office:value-type="string">
            <text:p>Primary Key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BA-8327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roductPriceAtDat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A-8327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roductAmount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E-2349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style-name="ce7" office:value-type="string">
            <text:p>BE-29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BE-2349</text:p>
          </table:table-cell>
          <table:table-cell office:value-type="float" office:value="5.99">
            <text:p>5.9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Removed due to able to get by processing </text:p>
          </table:table-cell>
          <table:table-cell table:number-columns-repeated="1023"/>
        </table:table-row>
        <table:table-row table:style-name="ro1">
          <table:table-cell office:value-type="string">
            <text:p>Age</text:p>
          </table:table-cell>
          <table:table-cell table:number-columns-repeated="102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ution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0" table:number-columns-repeated="1017" table:default-cell-style-name="Excel_20_Built-in_20_Normal"/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2">
          <table:table-cell table:style-name="ce6" office:value-type="string">
            <text:p><text:span text:style-name="T1">Orders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OrderID (Key)</text:p>
          </table:table-cell>
          <table:table-cell table:style-name="ce9" office:value-type="string">
            <text:p>OrderDate </text:p>
          </table:table-cell>
          <table:table-cell table:style-name="ce8" office:value-type="string">
            <text:p>Customer </text:p>
          </table:table-cell>
          <table:table-cell table:style-name="ce8" office:value-type="string">
            <text:p>Address</text:p>
          </table:table-cell>
          <table:table-cell table:style-name="ce8" office:value-type="string">
            <text:p>Date of Birth</text:p>
          </table:table-cell>
          <table:table-cell table:style-name="ce8" office:value-type="string">
            <text:p>Age</text:p>
          </table:table-cell>
          <table:table-cell table:style-name="ce8" office:value-type="string">
            <text:p>ProductID (Key)</text:p>
          </table:table-cell>
          <table:table-cell table:style-name="ce8" office:value-type="string">
            <text:p>Quantity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Wendy Kahn</text:p>
          </table:table-cell>
          <table:table-cell office:value-type="string">
            <text:p>1399 Firestone Drive</text:p>
          </table:table-cell>
          <table:table-cell table:style-name="ce4" office:value-type="date" office:date-value="1970-11-23">
            <text:p>Nov 23, 70</text:p>
          </table:table-cell>
          <table:table-cell office:value-type="float" office:value="46">
            <text:p>46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42371">
            <text:p>02-Jan-16</text:p>
          </table:table-cell>
          <table:table-cell office:value-type="string">
            <text:p>Linda Meisner</text:p>
          </table:table-cell>
          <table:table-cell office:value-type="string">
            <text:p>1318 Lasalle Street</text:p>
          </table:table-cell>
          <table:table-cell table:style-name="ce4" office:value-type="date" office:date-value="1982-07-16">
            <text:p>Jul 16, 82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42372">
            <text:p>03-Jan-16</text:p>
          </table:table-cell>
          <table:table-cell office:value-type="string">
            <text:p>Mike Seamans</text:p>
          </table:table-cell>
          <table:table-cell office:value-type="string">
            <text:p>9539 Glenside Drive</text:p>
          </table:table-cell>
          <table:table-cell table:style-name="ce4" office:value-type="date" office:date-value="1994-03-30">
            <text:p>Mar 30, 9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3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>
            <text:p><text:span text:style-name="T1">Product</text:span><text:span text:style-name="T2"> Table</text:span>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ProductID (Key)</text:p>
          </table:table-cell>
          <table:table-cell table:style-name="ce8" office:value-type="string">
            <text:p>ProductNumber</text:p>
          </table:table-cell>
          <table:table-cell table:style-name="ce8" office:value-type="string">
            <text:p>UnitPri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B-2903</text:p>
          </table:table-cell>
          <table:table-cell office:value-type="float" office:value="12.99">
            <text:p>12.99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-8327</text:p>
          </table:table-cell>
          <table:table-cell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-2349</text:p>
          </table:table-cell>
          <table:table-cell office:value-type="float" office:value="5.99">
            <text:p>5.99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-290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Decomposed original data set to create two tabl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peating data groups remov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ables have unique identifier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view:</text:p>
          </table:table-cell>
          <table:table-cell table:number-columns-repeated="1023"/>
        </table:table-row>
        <table:table-row table:style-name="ro1">
          <table:table-cell office:value-type="string">
            <text:p>Apearently the edx solution is different from the solution shown in class.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>
      <number:number number:min-integer-digits="1"/>
    </number:number-style>
    <number:date-style style:name="N116P0" style:volatile="true">
      <number:day number:style="long"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3/24/2020</text:date>, <text:time>15:59:3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rmalize_20_to_20_1NF" style:display-name="PageStyle_Normalize to 1N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" style:display-name="PageStyle_Solu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15:59:37.22</dc:date>
    <dc:creator>Tino Kerkhof</dc:creator>
    <meta:generator>OpenOffice/4.1.7$Win32 OpenOffice.org_project/417m1$Build-9800</meta:generator>
    <meta:editing-duration>PT41M45S</meta:editing-duration>
    <meta:editing-cycles>4</meta:editing-cycles>
    <meta:document-statistic meta:table-count="3" meta:cell-count="213" meta:object-count="0"/>
  </office:meta>
</office:document-meta>
</file>